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9000008006F5F26EA.png" manifest:media-type="image/png"/>
  <manifest:file-entry manifest:full-path="Pictures/100000000000039900000800580DFA58.png" manifest:media-type="image/png"/>
  <manifest:file-entry manifest:full-path="Pictures/10000001000004E3000005492D19D3BE.png" manifest:media-type="image/png"/>
  <manifest:file-entry manifest:full-path="Pictures/10000001000004B0000004B035E3D2E8.png" manifest:media-type="image/png"/>
  <manifest:file-entry manifest:full-path="Pictures/1000000000000399000008008687070E.png" manifest:media-type="image/png"/>
  <manifest:file-entry manifest:full-path="Pictures/10000001000000FA00000126BD4E1A5E.png" manifest:media-type="image/png"/>
  <manifest:file-entry manifest:full-path="Pictures/10000001000001B1000001B1D8A50834.png" manifest:media-type="image/png"/>
  <manifest:file-entry manifest:full-path="Pictures/10000000000005170000012EB4411F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5f_AND_5f_BODY-title">
      <style:graphic-properties draw:stroke="none" svg:stroke-width="0cm" draw:fill="none" draw:textarea-horizontal-align="center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outline1">
      <style:graphic-properties fo:min-height="8.036cm" loext:decorative="false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>
      <style:graphic-properties fo:min-height="7.995cm" loext:decorative="false"/>
      <style:paragraph-properties style:writing-mode="lr-tb"/>
    </style:style>
    <style:style style:name="pr5" style:family="presentation" style:parent-style-name="TITLE_5f_AND_5f_BODY-notes">
      <style:graphic-properties draw:fill-color="#ffffff" draw:auto-grow-height="false" fo:min-height="11.43cm" loext:decorative="false"/>
      <style:paragraph-properties style:writing-mode="lr-tb"/>
    </style:style>
    <style:style style:name="pr6" style:family="presentation" style:parent-style-name="TITLE_5f_AND_5f_BODY-title">
      <style:graphic-properties fo:min-height="1.48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line-height="100%" fo:text-align="start" fo:text-indent="0cm"/>
    </style:style>
    <style:style style:name="P9" style:family="paragraph">
      <style:paragraph-properties fo:margin-left="0cm" fo:margin-right="0cm" fo:margin-top="0.5cm" fo:margin-bottom="0cm" fo:line-height="100%" fo:text-align="start" fo:text-indent="0cm"/>
      <style:text-properties fo:hyphenate="false" loext:hyphenation-no-caps="false" loext:hyphenation-no-last-word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3">
        <office:forms form:automatic-focus="false" form:apply-design-mode="false"/>
        <draw:frame draw:name="Google Shape;93;p14" presentation:style-name="pr1" draw:text-style-name="P2" draw:layer="layout" svg:width="24.13cm" svg:height="1.905cm" svg:x="0.635cm" svg:y="3.81cm" presentation:class="title" presentation:user-transformed="true">
          <draw:text-box>
            <text:p text:style-name="P1">Sveprisutno računarstvo - Projekat 3</text:p>
          </draw:text-box>
        </draw:frame>
        <draw:frame presentation:style-name="pr2" draw:text-style-name="P4" draw:layer="layout" svg:width="6.35cm" svg:height="1.905cm" svg:x="1.27cm" svg:y="10.16cm" presentation:class="outline" presentation:user-transformed="true">
          <draw:text-box>
            <text:p text:style-name="P3"><text:span text:style-name="T1">Student: </text:span></text:p>
            <text:p text:style-name="P3"><text:span text:style-name="T1">Miloš Jovanović 1564</text:span></text:p>
          </draw:text-box>
        </draw:frame>
        <presentation:notes draw:style-name="dp2">
          <draw:page-thumbnail draw:name="Google Shape;90;p:notes" draw:style-name="gr1" draw:layer="layout" svg:width="16.931cm" svg:height="9.524cm" svg:x="1.059cm" svg:y="1.93cm" draw:page-number="1" presentation:class="page"/>
          <draw:frame draw:name="Google Shape;9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10.422cm" svg:height="8.245cm" svg:x="2.026cm" svg:y="4.21cm" presentation:class="outline" presentation:placeholder="true">
          <draw:text-box/>
        </draw:frame>
        <draw:frame presentation:style-name="pr4" draw:layer="layout" svg:width="10.422cm" svg:height="8.245cm" svg:x="12.97cm" svg:y="4.21cm" presentation:class="outline" presentation:placeholder="true">
          <draw:text-box/>
        </draw:frame>
        <draw:frame draw:style-name="gr2" draw:text-style-name="P6" draw:layer="layout" svg:width="25.399cm" svg:height="5.885cm" svg:x="0cm" svg:y="2.54cm">
          <draw:image xlink:href="Pictures/10000000000005170000012EB4411F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BODY" presentation:presentation-page-layout-name="AL1T3">
        <office:forms form:automatic-focus="false" form:apply-design-mode="false"/>
        <draw:frame presentation:style-name="pr6" draw:layer="layout" svg:width="21.357cm" svg:height="1.486cm" svg:x="2.326cm" svg:y="1.61cm" presentation:class="title" presentation:placeholder="true">
          <draw:text-box/>
        </draw:frame>
        <draw:frame presentation:style-name="pr4" draw:layer="layout" svg:width="10.422cm" svg:height="8.245cm" svg:x="2.026cm" svg:y="4.21cm" presentation:class="outline" presentation:placeholder="true">
          <draw:text-box/>
        </draw:frame>
        <draw:frame presentation:style-name="pr4" draw:layer="layout" svg:width="10.422cm" svg:height="8.245cm" svg:x="12.97cm" svg:y="4.21cm" presentation:class="outline" presentation:placeholder="true">
          <draw:text-box/>
        </draw:frame>
        <draw:frame draw:style-name="gr2" draw:text-style-name="P6" draw:layer="layout" svg:width="6.985cm" svg:height="6.985cm" svg:x="7.62cm" svg:y="3.81cm">
          <draw:image xlink:href="Pictures/10000001000001B1000001B1D8A5083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10.422cm" svg:height="8.245cm" svg:x="2.026cm" svg:y="4.21cm" presentation:class="outline" presentation:placeholder="true">
          <draw:text-box/>
        </draw:frame>
        <draw:frame presentation:style-name="pr4" draw:layer="layout" svg:width="10.422cm" svg:height="8.245cm" svg:x="12.97cm" svg:y="4.21cm" presentation:class="outline" presentation:placeholder="true">
          <draw:text-box/>
        </draw:frame>
        <draw:frame draw:style-name="gr2" draw:text-style-name="P6" draw:layer="layout" svg:width="6.614cm" svg:height="7.778cm" svg:x="1.006cm" svg:y="5.557cm">
          <draw:image xlink:href="Pictures/10000001000000FA00000126BD4E1A5E.png" xlink:type="simple" xlink:show="embed" xlink:actuate="onLoad" draw:mime-type="image/png">
            <text:p/>
          </draw:image>
        </draw:frame>
        <draw:frame draw:style-name="gr2" draw:text-style-name="P6" draw:layer="layout" svg:width="6.35cm" svg:height="6.35cm" svg:x="17.042cm" svg:y="5.715cm">
          <draw:image xlink:href="Pictures/10000001000004B0000004B035E3D2E8.png" xlink:type="simple" xlink:show="embed" xlink:actuate="onLoad" draw:mime-type="image/png">
            <text:p/>
          </draw:image>
        </draw:frame>
        <draw:frame draw:style-name="gr2" draw:text-style-name="P6" draw:layer="layout" svg:width="6.599cm" svg:height="7.138cm" svg:x="9.325cm" svg:y="0.482cm">
          <draw:image xlink:href="Pictures/10000001000004E3000005492D19D3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BODY" presentation:presentation-page-layout-name="AL1T3">
        <office:forms form:automatic-focus="false" form:apply-design-mode="false"/>
        <draw:frame presentation:style-name="pr6" draw:layer="layout" svg:width="21.357cm" svg:height="1.486cm" svg:x="2.326cm" svg:y="1.61cm" presentation:class="title" presentation:user-transformed="true">
          <draw:text-box>
            <text:p>Komponente</text:p>
          </draw:text-box>
        </draw:frame>
        <draw:frame presentation:style-name="pr4" draw:layer="layout" svg:width="10.422cm" svg:height="8.245cm" svg:x="2.026cm" svg:y="4.21cm" presentation:class="outline">
          <draw:text-box>
            <text:list text:style-name="L2">
              <text:list-item>
                <text:p>Mosquitto</text:p>
              </text:list-item>
              <text:list-item>
                <text:p>Influxdb</text:p>
              </text:list-item>
              <text:list-item>
                <text:p>Grafana</text:p>
              </text:list-item>
              <text:list-item>
                <text:p>DbForwarder (Python)</text:p>
              </text:list-item>
              <text:list-item>
                <text:p>AlertManager (Python)</text:p>
              </text:list-item>
              <text:list-item>
                <text:p>Ws (Python)</text:p>
              </text:list-item>
            </text:list>
          </draw:text-box>
        </draw:frame>
        <draw:frame presentation:style-name="pr4" draw:layer="layout" svg:width="10.422cm" svg:height="8.245cm" svg:x="12.97cm" svg:y="4.21cm" presentation:class="outline" presentation:user-transformed="true">
          <draw:text-box>
            <text:list text:style-name="L2">
              <text:list-item>
                <text:p>IoT-Control (Andoir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1T3">
        <office:forms form:automatic-focus="false" form:apply-design-mode="false"/>
        <draw:frame presentation:style-name="pr6" draw:layer="layout" svg:width="21.357cm" svg:height="1.486cm" svg:x="2.326cm" svg:y="1.61cm" presentation:class="title" presentation:user-transformed="true">
          <draw:text-box>
            <text:p text:style-name="P8">Mqtt topics:</text:p>
          </draw:text-box>
        </draw:frame>
        <draw:frame presentation:style-name="pr4" draw:layer="layout" svg:width="10.422cm" svg:height="8.245cm" svg:x="2.026cm" svg:y="4.21cm" presentation:class="outline">
          <draw:text-box>
            <text:list text:style-name="L2">
              <text:list-item>
                <text:p>sensors/mq2</text:p>
              </text:list-item>
              <text:list-item>
                <text:p>sensors/dht11</text:p>
              </text:list-item>
            </text:list>
            <text:p/>
            <text:list text:continue-numbering="true" text:style-name="L2">
              <text:list-item>
                <text:p>alerts/all</text:p>
              </text:list-item>
              <text:list-item>
                <text:p>alerts/select</text:p>
              </text:list-item>
              <text:list-item>
                <text:p>alerts/selected</text:p>
              </text:list-item>
            </text:list>
          </draw:text-box>
        </draw:frame>
        <draw:frame presentation:style-name="pr4" draw:layer="layout" svg:width="10.422cm" svg:height="8.245cm" svg:x="12.97cm" svg:y="4.21cm" presentation:class="outline">
          <draw:text-box>
            <text:list text:style-name="L2">
              <text:list-item>
                <text:p text:style-name="P9">esp32/status</text:p>
              </text:list-item>
              <text:list-item>
                <text:p text:style-name="P9">esp32/cmd</text:p>
              </text:list-item>
              <text:list-item>
                <text:p text:style-name="P9">esp32/cmd/blink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1T3">
        <office:forms form:automatic-focus="false" form:apply-design-mode="false"/>
        <draw:frame presentation:style-name="pr4" draw:layer="layout" svg:width="10.422cm" svg:height="8.245cm" svg:x="2.026cm" svg:y="4.21cm" presentation:class="outline" presentation:placeholder="true">
          <draw:text-box/>
        </draw:frame>
        <draw:frame presentation:style-name="pr4" draw:layer="layout" svg:width="10.422cm" svg:height="8.245cm" svg:x="12.97cm" svg:y="4.21cm" presentation:class="outline" presentation:placeholder="true">
          <draw:text-box/>
        </draw:frame>
        <draw:frame draw:style-name="gr2" draw:text-style-name="P6" draw:layer="layout" svg:width="6.424cm" svg:height="14.287cm" svg:x="1.431cm" svg:y="0cm">
          <draw:image xlink:href="Pictures/1000000000000399000008008687070E.png" xlink:type="simple" xlink:show="embed" xlink:actuate="onLoad" draw:mime-type="image/png">
            <text:p/>
          </draw:image>
        </draw:frame>
        <draw:frame draw:style-name="gr2" draw:text-style-name="P6" draw:layer="layout" svg:width="6.424cm" svg:height="14.287cm" svg:x="9.686cm" svg:y="0cm">
          <draw:image xlink:href="Pictures/1000000000000399000008006F5F26EA.png" xlink:type="simple" xlink:show="embed" xlink:actuate="onLoad" draw:mime-type="image/png">
            <text:p/>
          </draw:image>
        </draw:frame>
        <draw:frame draw:style-name="gr2" draw:text-style-name="P6" draw:layer="layout" svg:width="6.424cm" svg:height="14.287cm" svg:x="17.706cm" svg:y="0cm">
          <draw:image xlink:href="Pictures/100000000000039900000800580DFA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1T3">
        <office:forms form:automatic-focus="false" form:apply-design-mode="false"/>
        <draw:frame presentation:style-name="pr6" draw:layer="layout" svg:width="21.357cm" svg:height="1.486cm" svg:x="2.326cm" svg:y="1.61cm" presentation:class="title">
          <draw:text-box>
            <text:p>Demo</text:p>
          </draw:text-box>
        </draw:frame>
        <draw:frame presentation:style-name="pr4" draw:layer="layout" svg:width="10.422cm" svg:height="8.245cm" svg:x="2.026cm" svg:y="4.21cm" presentation:class="outline" presentation:placeholder="true">
          <draw:text-box/>
        </draw:frame>
        <draw:frame presentation:style-name="pr4" draw:layer="layout" svg:width="10.422cm" svg:height="8.245cm" svg:x="12.97cm" svg:y="4.21cm" presentation:class="outline" presentation:placeholder="true">
          <draw:text-box/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efault_7e_LT_7e_Gliederung_20_1" style:display-name="Default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Default_7e_LT_7e_Gliederung_20_2" style:display-name="Default~LT~Gliederung 2" style:family="graphic">
      <style:graphic-properties style:writing-mode="lr-tb"/>
      <style:paragraph-properties fo:margin-top="0.706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8pt" style:language-complex="ar" style:country-complex="SA" style:font-style-complex="normal" style:font-weight-complex="normal" style:text-emphasize="none"/>
    </style:style>
    <style:style style:name="Default_7e_LT_7e_Gliederung_20_3" style:display-name="Default~LT~Gliederung 3" style:family="graphic">
      <style:graphic-properties style:writing-mode="lr-tb"/>
      <style:paragraph-properties fo:margin-top="0.529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4pt" style:language-complex="ar" style:country-complex="SA" style:font-style-complex="normal" style:font-weight-complex="normal" style:text-emphasize="none"/>
    </style:style>
    <style:style style:name="Default_7e_LT_7e_Gliederung_20_4" style:display-name="Default~LT~Gliederung 4" style:family="graphic">
      <style:graphic-properties style:writing-mode="lr-tb"/>
      <style:paragraph-properties fo:margin-top="0.351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5" style:display-name="Default~LT~Gliederung 5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6" style:display-name="Default~LT~Gliederung 6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7" style:display-name="Default~LT~Gliederung 7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8" style:display-name="Default~LT~Gliederung 8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9" style:display-name="Default~LT~Gliederung 9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Hintergrund" style:display-name="Default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Hintergrundobjekte" style:display-name="Default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Notizen" style:display-name="Default~LT~Notizen" style:family="graphic">
      <style:graphic-properties style:writing-mode="lr-tb"/>
      <style:paragraph-properties fo:margin-left="1.058cm" fo:margin-right="0cm" fo:margin-top="0cm" fo:margin-bottom="0cm" fo:text-align="start" fo:text-indent="-1.058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Titel" style:display-name="Default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44pt" style:language-complex="ar" style:country-complex="SA" style:font-style-complex="normal" style:font-weight-complex="normal" style:text-emphasize="none"/>
    </style:style>
    <style:style style:name="Default_7e_LT_7e_Untertitel" style:display-name="Default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en" fo:country="US" style:letter-kerning="false" style:font-name-asian="Noto Sans CJK SC1" style:font-family-asian="'Noto Sans CJK SC'" style:font-pitch-asian="variable" style:font-size-asian="14pt" style:language-asian="en" style:country-asian="US" style:font-name-complex="Liberation Sans" style:font-family-complex="'Liberation Sans', Arial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style:text-underline-style="solid" style:text-underline-width="auto" style:text-underline-color="font-color" style:letter-kerning="false" style:font-name-asian="MS Mincho" style:font-family-asian="'MS Mincho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5" style:display-name="Heading 5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fo:font-weight="bold" style:letter-kerning="false" style:font-name-asian="MS Mincho" style:font-family-asian="'MS Mincho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cc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8" style:display-name="Heading 8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80" loext:opacity="100%" style:font-name="Times Roman YU" fo:font-family="'Times Roman YU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Roman YU" style:font-family-complex="'Times Roman YU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_20_Link" style:display-name="Index Link" style:family="graphic">
      <style:paragraph-properties style:text-autospace="none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2" style:display-name="List Bullet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3" style:display-name="List Bullet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4" style:display-name="List Bullet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5" style:display-name="List Bullet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" style:display-name="List Numb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2" style:display-name="List Number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3" style:display-name="List Number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4" style:display-name="List Number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5" style:display-name="List Number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" style:display-name="ListLabel 14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1" style:display-name="ListLabel 19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2" style:display-name="ListLabel 1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3" style:display-name="ListLabel 1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4" style:display-name="ListLabel 19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5" style:display-name="ListLabel 1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6" style:display-name="ListLabel 1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9" style:display-name="ListLabel 19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roman" style:font-pitch="variable" fo:font-size="12pt" fo:language="en" fo:country="US" style:letter-kerning="false" style:font-name-asian="Arial Unicode MS1" style:font-family-asian="'Arial Unicode MS'" style:font-pitch-asian="variable" style:font-size-asian="12pt" style:language-asian="en" style:country-asian="US" style:font-name-complex="Arial Unicode MS" style:font-family-complex="'Arial Unicode MS'" style:font-family-generic-complex="roman" style:font-pitch-complex="variable" style:font-size-complex="12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in_20_Text" style:display-name="Plai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en" style:country-asian="US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Preformatted_20_Text" style:display-name="Preformatted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false" style:font-name-asian="Liberation Mono1" style:font-family-asian="'Liberation Mono', 'Courier New'" style:font-pitch-asian="variable" style:font-size-asian="10pt" style:language-asian="en" style:country-asian="US" style:font-name-complex="Liberation Mono" style:font-family-complex="'Liberation Mono', 'Courier New'" style:font-family-generic-complex="roman" style:font-pitch-complex="variable" style:font-size-complex="10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OC_20_1" style:display-name="TOC 1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2" style:display-name="TOC 2" style:family="graphic">
      <style:graphic-properties style:writing-mode="lr-tb"/>
      <style:paragraph-properties fo:margin-left="0.746cm" fo:margin-right="0cm" fo:margin-top="0cm" fo:margin-bottom="0cm" fo:text-align="start" fo:text-indent="0cm" style:text-autospace="none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3" style:display-name="TOC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4" style:display-name="TOC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5" style:display-name="TOC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6" style:display-name="TOC 6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7" style:display-name="TOC 7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8" style:display-name="TOC 8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9" style:display-name="TOC 9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false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">
            <style:list-level-properties text:space-before="0.3cm" text:min-label-width="0.7cm"/>
            <style:text-properties fo:font-family="C059" style:font-style-name="Roman" fo:color="#444444" fo:font-size="70%"/>
          </text:list-level-style-bullet>
          <text:list-level-style-bullet text:level="2" text:bullet-char="">
            <style:list-level-properties text:space-before="1.5cm" text:min-label-width="0.7cm"/>
            <style:text-properties fo:font-family="C059" style:font-style-name="Roman" fo:color="#444444" fo:font-size="70%"/>
          </text:list-level-style-bullet>
          <text:list-level-style-bullet text:level="3" text:bullet-char="">
            <style:list-level-properties text:space-before="2.8cm" text:min-label-width="0.7cm"/>
            <style:text-properties fo:font-family="C059" style:font-style-name="Roman" fo:color="#444444" fo:font-size="7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444444" loext:opacity="100%" style:text-outline="false" style:text-line-through-style="none" style:text-line-through-type="none" style:text-position="0% 100%" style:font-name="tahoma" fo:font-family="tahoma" style:font-family-generic="swiss" fo:font-size="16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family="Raleway" fo:font-size="22pt" fo:letter-spacing="normal" fo:font-style="normal" fo:text-shadow="none" style:text-underline-style="none" fo:font-weight="bold" style:letter-kerning="true" fo:background-color="transparent" style:font-name-asian="Arial" style:font-family-asian="Arial" style:font-size-asian="22pt" style:font-style-asian="normal" style:font-weight-asian="bold" style:font-name-complex="Arial" style:font-family-complex="Arial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ffffff" draw:opacity="4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title">
      <style:graphic-properties draw:auto-grow-height="false" fo:min-height="2.386cm" loext:decorative="false"/>
      <style:paragraph-properties style:writing-mode="lr-tb"/>
    </style:style>
    <style:style style:name="Mpr5" style:family="presentation" style:parent-style-name="TITLE_5f_AND_5f_BODY-outline1">
      <style:graphic-properties fo:min-height="8.28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44%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UTO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3;p13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3" draw:style-name="Mgr4" draw:text-style-name="MP6" draw:layer="backgroundobjects" svg:width="25.399cm" svg:height="9.61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3" draw:style-name="Mgr5" draw:text-style-name="MP7" draw:layer="backgroundobjects" svg:width="9.611cm" svg:height="9.607cm" draw:transform="rotate (1.5707963267949) translate (15.792cm 9.61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86;p13" presentation:style-name="AUTOLAYOUT-title" draw:layer="backgroundobjects" svg:width="14.233cm" svg:height="7.892cm" svg:x="0.901cm" svg:y="1.294cm" presentation:class="title" presentation:placeholder="true" presentation:user-transformed="true">
        <draw:text-box/>
      </draw:frame>
      <draw:frame draw:name="Google Shape;88;p13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4" draw:text-style-name="MP6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6">
        <draw:custom-shape draw:name="Google Shape;26;p4" draw:style-name="Mgr7" draw:text-style-name="MP10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8" draw:text-style-name="MP11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Mpr4" draw:layer="backgroundobjects" svg:width="21.357cm" svg:height="1.486cm" svg:x="2.326cm" svg:y="1.61cm" presentation:class="title" presentation:user-transformed="true">
        <draw:text-box>
          <text:p>Click to edit the title text format</text:p>
        </draw:text-box>
      </draw:frame>
      <draw:frame draw:name="Google Shape;29;p4" presentation:style-name="Mpr5" draw:layer="backgroundobjects" svg:width="21.357cm" svg:height="8.245cm" svg:x="2.026cm" svg:y="4.2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0;p4" presentation:style-name="Mpr6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editing-duration>PT8H16M6S</meta:editing-duration>
    <meta:editing-cycles>56</meta:editing-cycles>
    <dc:title>praksa</dc:title>
    <meta:creation-date>2024-12-14T14:53:19.333133409</meta:creation-date>
    <dc:date>2025-10-17T04:26:31.428706072</dc:date>
    <meta:document-statistic meta:object-count="79"/>
  </office:meta>
</office:document-meta>
</file>